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10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9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8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7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6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4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5-03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11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10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9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8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7-1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6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5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4-03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1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10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9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8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7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6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5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4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3-03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11-1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10-0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09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08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06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05-0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2-03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11-2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10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9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8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7-2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6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5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1-03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11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10-2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09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08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07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05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20-03-0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9-04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10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9-1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8-0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7-1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6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5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8-03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11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10-2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09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08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07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7-03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8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7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6-2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5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4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3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2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6-01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12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11-3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10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9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8-3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7-3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6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5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4-2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5-03-1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10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8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5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4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3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4-0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12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03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3-01-3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2-12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3</text:p>
          </table:table-cell>
          <table:table-cell office:value-type="string" calcext:value-type="string">
            <text:p>CJDN at Chatfield, Mill Park JDN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